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Gentium" svg:font-family="Gentium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elle1" style:family="table">
      <style:table-properties style:width="25.7cm" table:align="margins"/>
    </style:style>
    <style:style style:name="Tabelle1.A" style:family="table-column">
      <style:table-column-properties style:column-width="5.14cm" style:rel-column-width="13106*"/>
    </style:style>
    <style:style style:name="Tabelle1.C" style:family="table-column">
      <style:table-column-properties style:column-width="5.14cm" style:rel-column-width="13107*"/>
    </style:style>
    <style:style style:name="Tabelle1.D" style:family="table-column">
      <style:table-column-properties style:column-width="5.14cm" style:rel-column-width="1310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E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officeooo:paragraph-rsid="001d2c8a"/>
    </style:style>
    <style:style style:name="P2" style:family="paragraph" style:parent-style-name="Standard">
      <style:text-properties officeooo:paragraph-rsid="001fc4cd"/>
    </style:style>
    <style:style style:name="P3" style:family="paragraph" style:parent-style-name="Erklärung">
      <style:text-properties officeooo:paragraph-rsid="001d2c8a"/>
    </style:style>
    <style:style style:name="P4" style:family="paragraph" style:parent-style-name="Erklärung">
      <style:text-properties officeooo:paragraph-rsid="001dd0e8"/>
    </style:style>
    <style:style style:name="P5" style:family="paragraph" style:parent-style-name="Erklärung">
      <style:text-properties officeooo:paragraph-rsid="001fc4cd"/>
    </style:style>
    <style:style style:name="P6" style:family="paragraph" style:parent-style-name="Befehl">
      <style:text-properties officeooo:paragraph-rsid="001d2c8a"/>
    </style:style>
    <style:style style:name="P7" style:family="paragraph" style:parent-style-name="Befehl">
      <style:text-properties officeooo:paragraph-rsid="001dd0e8"/>
    </style:style>
    <style:style style:name="P8" style:family="paragraph" style:parent-style-name="Befehl">
      <style:text-properties officeooo:paragraph-rsid="001fc4cd"/>
    </style:style>
    <style:style style:name="P9" style:family="paragraph" style:parent-style-name="Befehl">
      <style:text-properties officeooo:paragraph-rsid="0020ef3c"/>
    </style:style>
    <style:style style:name="P10" style:family="paragraph" style:parent-style-name="Table_20_Heading">
      <style:text-properties officeooo:paragraph-rsid="001fc4cd"/>
    </style:style>
    <style:style style:name="P11" style:family="paragraph" style:parent-style-name="Table_20_Contents">
      <style:text-properties style:font-name="Gentium" officeooo:rsid="001fc4cd"/>
    </style:style>
    <style:style style:name="P12" style:family="paragraph" style:parent-style-name="Table_20_Contents">
      <style:text-properties style:font-name="Gentium" officeooo:rsid="001fc4cd" officeooo:paragraph-rsid="001fc4cd"/>
    </style:style>
    <style:style style:name="P13" style:family="paragraph" style:parent-style-name="Table_20_Contents">
      <style:text-properties style:font-name="Gentium" officeooo:rsid="001fc4cd" officeooo:paragraph-rsid="0020ef3c"/>
    </style:style>
    <style:style style:name="T1" style:family="text">
      <style:text-properties officeooo:rsid="001d2c8a"/>
    </style:style>
    <style:style style:name="T2" style:family="text">
      <style:text-properties style:font-name="Times New Roman" officeooo:rsid="001d2c8a" style:font-name-asian="Times New Roman" style:font-name-complex="Times New Roman"/>
    </style:style>
    <style:style style:name="T3" style:family="text">
      <style:text-properties style:font-name="Times New Roman" officeooo:rsid="001fc4cd" style:font-name-asian="Times New Roman" style:font-name-complex="Times New Roman"/>
    </style:style>
    <style:style style:name="T4" style:family="text">
      <style:text-properties officeooo:rsid="001dd0e8"/>
    </style:style>
    <style:style style:name="T5" style:family="text">
      <style:text-properties officeooo:rsid="001e6de9"/>
    </style:style>
    <style:style style:name="T6" style:family="text">
      <style:text-properties officeooo:rsid="001fc4cd"/>
    </style:style>
    <style:style style:name="T7" style:family="text">
      <style:text-properties officeooo:rsid="0020ef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YARApt Übergang </text:span><text:span text:style-name="T6">von Debian Apt zu anderen Systemen</text:span></text:p>
      <text:p text:style-name="P1"><text:span text:style-name="T1"/></text:p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D"/>
        <table:table-column table:style-name="Tabelle1.C"/>
        <table:table-header-rows>
          <table:table-row>
            <table:table-cell table:style-name="Tabelle1.A1" office:value-type="string">
              <text:p text:style-name="P10"><text:span text:style-name="T6">Aufgabe</text:span></text:p>
            </table:table-cell>
            <table:table-cell table:style-name="Tabelle1.A1" office:value-type="string">
              <text:p text:style-name="Table_20_Heading"><text:span text:style-name="T1">Debian </text:span><text:span text:style-name="T6">apt</text:span></text:p>
            </table:table-cell>
            <table:table-cell table:style-name="Tabelle1.A1" office:value-type="string">
              <text:p text:style-name="Table_20_Heading"><text:span text:style-name="T6">Gentoo </text:span><text:span text:style-name="T1">Portag</text:span><text:span text:style-name="T6">e</text:span></text:p>
            </table:table-cell>
            <table:table-cell table:style-name="Tabelle1.A1" office:value-type="string">
              <text:p text:style-name="P10"><text:span text:style-name="T6">FreeBSD Packages</text:span></text:p>
            </table:table-cell>
            <table:table-cell table:style-name="Tabelle1.E1" office:value-type="string">
              <text:p text:style-name="P10"><text:span text:style-name="T6">FreeBSD Ports</text:span></text:p>
            </table:table-cell>
          </table:table-row>
        </table:table-header-rows>
        <table:table-row>
          <table:table-cell table:style-name="Tabelle1.A2" office:value-type="string">
            <text:p text:style-name="Table_20_Contents"><text:span text:style-name="T6">Paketinformationen aktualisieren</text:span></text:p>
          </table:table-cell>
          <table:table-cell table:style-name="Tabelle1.A2" office:value-type="string">
            <text:p text:style-name="Befehl"><text:span text:style-name="T1">apt-get update</text:span></text:p>
            <text:p text:style-name="P3"><text:span text:style-name="T1"/></text:p>
          </table:table-cell>
          <table:table-cell table:style-name="Tabelle1.A2" office:value-type="string">
            <text:p text:style-name="Befehl"><text:span text:style-name="T1">emerge --sync</text:span></text:p>
            <text:p text:style-name="Befehl"><text:span text:style-name="T1">emerge-webrsync</text:span></text:p>
            <text:p text:style-name="P5"><text:span text:style-name="T6">falls kein rsync vorhanden</text:span></text:p>
          </table:table-cell>
          <table:table-cell table:style-name="Tabelle1.A2" office:value-type="string">
            <text:p text:style-name="P5"><text:span text:style-name="T6">nicht benötigt, Status wird „live“ bei der Installation heruntergeladen</text:span></text:p>
          </table:table-cell>
          <table:table-cell table:style-name="Tabelle1.E2" office:value-type="string">
            <text:p text:style-name="Befehl"><text:span text:style-name="T7">portsnap fetch</text:span></text:p>
            <text:p text:style-name="Befehl"><text:span text:style-name="T7">portsnap extract</text:span></text:p>
            <text:p text:style-name="Erklärung"><text:span text:style-name="T7">nach dem ersten Mal, sonst:</text:span></text:p>
            <text:p text:style-name="P9"><text:span text:style-name="T7">portsnap update</text:span></text:p>
          </table:table-cell>
        </table:table-row>
        <table:table-row>
          <table:table-cell table:style-name="Tabelle1.A2" office:value-type="string">
            <text:p text:style-name="P11">Paket „package“ installieren</text:p>
          </table:table-cell>
          <table:table-cell table:style-name="Tabelle1.A2" office:value-type="string">
            <text:p text:style-name="P6"><text:span text:style-name="T1">apt-get install package</text:span></text:p>
          </table:table-cell>
          <table:table-cell table:style-name="Tabelle1.A2" office:value-type="string">
            <text:p text:style-name="P6"><text:span text:style-name="T1">emerge package</text:span></text:p>
          </table:table-cell>
          <table:table-cell table:style-name="Tabelle1.A2" office:value-type="string">
            <text:p text:style-name="P8"><text:span text:style-name="T6">pkg_add -r package</text:span></text:p>
          </table:table-cell>
          <table:table-cell table:style-name="Tabelle1.E2" office:value-type="string">
            <text:p text:style-name="P9"><text:span text:style-name="T7">cd /usr/ports/*/package</text:span></text:p>
            <text:p text:style-name="P9"><text:span text:style-name="T7">make install clean</text:span></text:p>
          </table:table-cell>
        </table:table-row>
        <table:table-row>
          <table:table-cell table:style-name="Tabelle1.A2" office:value-type="string">
            <text:p text:style-name="P12">Simulierte Installation von Paket „package“</text:p>
          </table:table-cell>
          <table:table-cell table:style-name="Tabelle1.A2" office:value-type="string">
            <text:p text:style-name="P6"><text:span text:style-name="T1">apt-get -s install package</text:span></text:p>
          </table:table-cell>
          <table:table-cell table:style-name="Tabelle1.A2" office:value-type="string">
            <text:p text:style-name="P6"><text:span text:style-name="T1">emerge --pretend package</text:span></text:p>
          </table:table-cell>
          <table:table-cell table:style-name="Tabelle1.A2" office:value-type="string">
            <text:p text:style-name="P6"/>
          </table:table-cell>
          <table:table-cell table:style-name="Tabelle1.E2" office:value-type="string">
            <text:p text:style-name="P9"><text:span text:style-name="T7">cd /usr/ports/*/package</text:span></text:p>
            <text:p text:style-name="P9"><text:span text:style-name="T7">make</text:span></text:p>
          </table:table-cell>
        </table:table-row>
        <table:table-row>
          <table:table-cell table:style-name="Tabelle1.A2" office:value-type="string">
            <text:p text:style-name="P12">Paket „package“ deinstallieren, Konfigurationsdateien beibehalten</text:p>
          </table:table-cell>
          <table:table-cell table:style-name="Tabelle1.A2" office:value-type="string">
            <text:p text:style-name="P6"><text:span text:style-name="T1">apt-get remove package</text:span></text:p>
          </table:table-cell>
          <table:table-cell table:style-name="Tabelle1.A2" office:value-type="string">
            <text:p text:style-name="P6"><text:span text:style-name="T1">emerge --unmerge package</text:span></text:p>
          </table:table-cell>
          <table:table-cell table:style-name="Tabelle1.A2" office:value-type="string">
            <text:p text:style-name="P8"><text:span text:style-name="T6">pkg_delete package</text:span></text:p>
          </table:table-cell>
          <table:table-cell table:style-name="Tabelle1.E2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12">Alle Pakete aktualisieren</text:p>
          </table:table-cell>
          <table:table-cell table:style-name="Tabelle1.A2" office:value-type="string">
            <text:p text:style-name="P6"><text:span text:style-name="T1">apt-get dist-upgrade</text:span></text:p>
          </table:table-cell>
          <table:table-cell table:style-name="Tabelle1.A2" office:value-type="string">
            <text:p text:style-name="P6"><text:span text:style-name="T1">emerge --update --deep world</text:span></text:p>
          </table:table-cell>
          <table:table-cell table:style-name="Tabelle1.A2" office:value-type="string">
            <text:p text:style-name="Befehl"><text:span text:style-name="T7">portupgrade -PP</text:span></text:p>
          </table:table-cell>
          <table:table-cell table:style-name="Tabelle1.E2" office:value-type="string">
            <text:p text:style-name="P9"><text:span text:style-name="T7">portupgrade -a</text:span></text:p>
          </table:table-cell>
        </table:table-row>
        <table:table-row>
          <table:table-cell table:style-name="Tabelle1.A2" office:value-type="string">
            <text:p text:style-name="P12">Alte Abhängigkeiten entfernen</text:p>
          </table:table-cell>
          <table:table-cell table:style-name="Tabelle1.A2" office:value-type="string">
            <text:p text:style-name="P7"><text:span text:style-name="T4">apt-get autoremove</text:span></text:p>
          </table:table-cell>
          <table:table-cell table:style-name="Tabelle1.A2" office:value-type="string">
            <text:p text:style-name="P7"><text:span text:style-name="T4">emerge </text:span><text:span text:style-name="T5">--</text:span><text:span text:style-name="T4">depclean</text:span></text:p>
            <text:p text:style-name="Befehl"><text:span text:style-name="T4">revdep-rebuild</text:span></text:p>
            <text:p text:style-name="P4"><text:span text:style-name="T4">Verknüpfte Bibliotheken aktualisieren; benötigt Paket „gentoolkit“</text:span></text:p>
          </table:table-cell>
          <table:table-cell table:style-name="Tabelle1.A2" office:value-type="string">
            <text:p text:style-name="Erklärung"><text:span text:style-name="T6">existiert nicht</text:span></text:p>
          </table:table-cell>
          <table:table-cell table:style-name="Tabelle1.E2" office:value-type="string">
            <text:p text:style-name="P7"/>
          </table:table-cell>
        </table:table-row>
        <table:table-row>
          <table:table-cell table:style-name="Tabelle1.A2" office:value-type="string">
            <text:p text:style-name="P12">Installierte Pakete auflisten</text:p>
          </table:table-cell>
          <table:table-cell table:style-name="Tabelle1.A2" office:value-type="string">
            <text:p text:style-name="P8"><text:span text:style-name="T6">dpkg --get-selections</text:span></text:p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8"><text:span text:style-name="T6">pkg_info</text:span></text:p>
          </table:table-cell>
          <table:table-cell table:style-name="Tabelle1.E2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13"><text:span text:style-name="T7">Aufräumen</text:span></text:p>
          </table:table-cell>
          <table:table-cell table:style-name="Tabelle1.A2" office:value-type="string">
            <text:p text:style-name="P9"><text:span text:style-name="T7">apt-get clean</text:span></text:p>
            <text:p text:style-name="P9"><text:span text:style-name="T7">apt-get autoclean</text:span></text:p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8"/>
          </table:table-cell>
          <table:table-cell table:style-name="Tabelle1.E2" office:value-type="string">
            <text:p text:style-name="P9"><text:span text:style-name="T7">portsclean -C</text:span></text:p>
            <text:p text:style-name="Erklärung"><text:span text:style-name="T7">„make clean“ überall</text:span></text:p>
            <text:p text:style-name="P9"><text:span text:style-name="T7">portsclean -D</text:span></text:p>
            <text:p text:style-name="Erklärung"><text:span text:style-name="T7">löscht alle distfiles</text:span></text:p>
            <text:p text:style-name="Befehl"><text:span text:style-name="T7">portsclean -DD</text:span></text:p>
            <text:p text:style-name="Erklärung"><text:span text:style-name="T7">löscht nur nicht benötigte distfiles</text:span></text:p>
          </table:table-cell>
        </table:table-row>
      </table:table>
      <text:p text:style-name="P1"><text:span text:style-name="T1"/></text:p>
      <text:p text:style-name="P2"><text:span text:style-name="T6"/></text:p>
      <text:p text:style-name="P2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Gentium" svg:font-family="Gentium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Gentium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" style:family="paragraph" style:parent-style-name="Caption" style:auto-update="true" style:class="extra">
      <style:text-properties style:font-name="Gentium" fo:font-style="normal" style:font-weight-asian="normal" style:font-weight-complex="normal"/>
    </style:style>
    <style:style style:name="Erklärung" style:family="paragraph" style:parent-style-name="Table_20_Contents" style:auto-update="true" style:default-outline-level="" style:list-style-name="" style:master-page-name="">
      <style:paragraph-properties style:page-number="auto" fo:background-color="transparent">
        <style:background-image/>
      </style:paragraph-properties>
      <style:text-properties fo:color="#999999" fo:font-size="7pt" fo:font-style="italic" style:font-size-asian="10.5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efehl" style:family="paragraph" style:parent-style-name="Table_20_Contents" style:auto-update="true">
      <style:text-properties style:font-name="Courier New" fo:font-size="8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1" style:font-size-asian="10pt" style:font-name-complex="Bitstream Vera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ser_20_Entry" style:display-name="User Entry" style:family="text">
      <style:text-properties style:font-name="Bitstream Vera Sans Mono" style:font-name-asian="Bitstream Vera Sans1" style:font-name-complex="Bitstream Vera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hias Utke</meta:initial-creator>
    <meta:creation-date>2011-06-21T09:26:27</meta:creation-date>
    <dc:date>2011-06-21T10:20:03</dc:date>
    <dc:creator>Matthias Utke</dc:creator>
    <meta:editing-duration>PT00H37M56S</meta:editing-duration>
    <meta:editing-cycles>3</meta:editing-cycles>
    <meta:generator>OpenOffice.org/3.2$Linux OpenOffice.org_project/320m19$Build-9505</meta:generator>
    <meta:printed-by>Matthias Utke</meta:printed-by>
    <meta:print-date>2011-06-21T09:56:24</meta:print-date>
    <meta:document-statistic meta:table-count="1" meta:image-count="0" meta:object-count="0" meta:page-count="1" meta:paragraph-count="54" meta:word-count="162" meta:character-count="1201"/>
  </office:meta>
</office:document-meta>
</file>